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cm" fo:min-width="1.128cm"/>
    </style:style>
    <style:style style:name="gr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388cm" fo:min-width="1.198cm"/>
    </style:style>
    <style:style style:name="gr4" style:family="graphic" style:parent-style-name="standard">
      <style:graphic-properties draw:textarea-horizontal-align="justify" draw:textarea-vertical-align="middle" draw:auto-grow-height="false" fo:min-height="0.458cm" fo:min-width="1.41cm"/>
    </style:style>
    <style:style style:name="gr5" style:family="graphic" style:parent-style-name="standard">
      <style:graphic-properties draw:textarea-horizontal-align="justify" draw:textarea-vertical-align="middle" draw:auto-grow-height="false" fo:min-height="0.388cm" fo:min-width="1.552cm"/>
    </style:style>
    <style:style style:name="gr6" style:family="graphic" style:parent-style-name="standard">
      <style:graphic-properties draw:textarea-horizontal-align="justify" draw:textarea-vertical-align="middle" draw:auto-grow-height="false" fo:min-height="0.67cm" fo:min-width="1.692cm"/>
    </style:style>
    <style:style style:name="gr7" style:family="graphic" style:parent-style-name="standard">
      <style:graphic-properties draw:textarea-horizontal-align="justify" draw:textarea-vertical-align="middle" draw:auto-grow-height="false" fo:min-height="0.67cm" fo:min-width="1.904cm"/>
    </style:style>
    <style:style style:name="gr8" style:family="graphic" style:parent-style-name="standard">
      <style:graphic-properties draw:textarea-horizontal-align="justify" draw:textarea-vertical-align="middle" draw:auto-grow-height="false" fo:min-height="0.67cm" fo:min-width="1.764cm"/>
    </style:style>
    <style:style style:name="gr9" style:family="graphic" style:parent-style-name="standard">
      <style:graphic-properties draw:textarea-horizontal-align="justify" draw:textarea-vertical-align="middle" draw:auto-grow-height="false" fo:min-height="1.259cm" fo:min-width="6.167cm" fo:wrap-option="no-wrap"/>
    </style:style>
    <style:style style:name="gr10" style:family="graphic" style:parent-style-name="standard">
      <style:graphic-properties draw:textarea-horizontal-align="justify" draw:textarea-vertical-align="middle" draw:auto-grow-height="false" fo:min-height="1.55cm" fo:min-width="6.149cm" fo:wrap-option="no-wrap"/>
    </style:style>
    <style:style style:name="gr11" style:family="graphic" style:parent-style-name="standard">
      <style:graphic-properties draw:textarea-horizontal-align="justify" draw:textarea-vertical-align="middle" draw:auto-grow-height="false" fo:min-height="0.458cm" fo:min-width="1.34cm"/>
    </style:style>
    <style:style style:name="gr12" style:family="graphic" style:parent-style-name="standard">
      <style:graphic-properties draw:textarea-horizontal-align="justify" draw:textarea-vertical-align="middle" draw:auto-grow-height="false" fo:min-height="1.65cm" fo:min-width="5.8cm" fo:wrap-option="no-wrap"/>
    </style:style>
    <style:style style:name="gr13" style:family="graphic" style:parent-style-name="standard">
      <style:graphic-properties draw:textarea-horizontal-align="justify" draw:textarea-vertical-align="middle" draw:auto-grow-height="false" fo:min-height="0.458cm" fo:min-width="1.834cm"/>
    </style:style>
    <style:style style:name="gr14" style:family="graphic" style:parent-style-name="standard">
      <style:graphic-properties draw:textarea-horizontal-align="justify" draw:textarea-vertical-align="middle" draw:auto-grow-height="false" fo:min-height="1.149cm" fo:min-width="7.7cm" fo:wrap-option="no-wrap"/>
    </style:style>
    <style:style style:name="gr15" style:family="graphic" style:parent-style-name="standard">
      <style:graphic-properties draw:textarea-horizontal-align="justify" draw:textarea-vertical-align="middle" draw:auto-grow-height="false" fo:min-height="1.306cm" fo:min-width="5.582cm"/>
    </style:style>
    <style:style style:name="gr16" style:family="graphic" style:parent-style-name="standard">
      <style:graphic-properties draw:textarea-horizontal-align="justify" draw:textarea-vertical-align="middle" draw:auto-grow-height="false" fo:min-height="0.882cm" fo:min-width="5.582cm"/>
    </style:style>
    <style:style style:name="gr17" style:family="graphic" style:parent-style-name="standard">
      <style:graphic-properties draw:textarea-horizontal-align="justify" draw:textarea-vertical-align="middle" draw:auto-grow-height="false" fo:min-height="0.882cm" fo:min-width="2.188cm"/>
    </style:style>
    <style:style style:name="gr18" style:family="graphic" style:parent-style-name="standard">
      <style:graphic-properties draw:textarea-horizontal-align="justify" draw:textarea-vertical-align="middle" draw:auto-grow-height="false" fo:min-height="0.528cm" fo:min-width="2.243cm"/>
    </style:style>
    <style:style style:name="gr19" style:family="graphic" style:parent-style-name="standard">
      <style:graphic-properties draw:textarea-horizontal-align="justify" draw:textarea-vertical-align="middle" draw:auto-grow-height="false" fo:min-height="0.458cm" fo:min-width="1.692cm"/>
    </style:style>
    <style:style style:name="gr20" style:family="graphic" style:parent-style-name="standard">
      <style:graphic-properties draw:textarea-horizontal-align="justify" draw:textarea-vertical-align="middle" draw:auto-grow-height="false" fo:min-height="0.6cm" fo:min-width="1.976cm"/>
    </style:style>
    <style:style style:name="gr21" style:family="graphic" style:parent-style-name="standard">
      <style:graphic-properties draw:textarea-horizontal-align="justify" draw:textarea-vertical-align="middle" draw:auto-grow-height="false" fo:min-height="0.388cm" fo:min-width="1.764cm"/>
    </style:style>
    <style:style style:name="gr22" style:family="graphic" style:parent-style-name="standard">
      <style:graphic-properties draw:textarea-horizontal-align="justify" draw:textarea-vertical-align="middle" draw:auto-grow-height="false" fo:min-height="0.388cm" fo:min-width="1.692cm"/>
    </style:style>
    <style:style style:name="gr23" style:family="graphic" style:parent-style-name="standard">
      <style:graphic-properties draw:textarea-horizontal-align="justify" draw:textarea-vertical-align="middle" draw:auto-grow-height="false" fo:min-height="0.458cm" fo:min-width="2.682cm"/>
    </style:style>
    <style:style style:name="gr24" style:family="graphic" style:parent-style-name="standard">
      <style:graphic-properties draw:textarea-horizontal-align="justify" draw:textarea-vertical-align="middle" draw:auto-grow-height="false" fo:min-height="0.246cm" fo:min-width="2.118cm"/>
    </style:style>
    <style:style style:name="gr25" style:family="graphic" style:parent-style-name="standard">
      <style:graphic-properties draw:textarea-horizontal-align="justify" draw:textarea-vertical-align="middle" draw:auto-grow-height="false" fo:min-height="0.316cm" fo:min-width="1.834cm"/>
    </style:style>
    <style:style style:name="gr26" style:family="graphic" style:parent-style-name="standard">
      <style:graphic-properties draw:textarea-horizontal-align="justify" draw:textarea-vertical-align="middle" draw:auto-grow-height="false" fo:min-height="0.6cm" fo:min-width="2.61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justify"/>
    </style:style>
    <style:style style:name="P5" style:family="paragraph">
      <style:paragraph-properties fo:text-align="justify"/>
      <style:text-properties fo:font-size="6.5pt" style:font-size-asian="6.5pt" style:font-size-complex="6.5pt"/>
    </style:style>
    <style:style style:name="P6" style:family="paragraph">
      <style:paragraph-properties fo:text-align="center"/>
      <style:text-properties fo:font-size="6.5pt" style:font-size-asian="6.5pt" style:font-size-complex="6.5pt"/>
    </style:style>
    <style:style style:name="P7" style:family="paragraph">
      <loext:graphic-properties draw:fill="none"/>
      <style:paragraph-properties fo:margin-left="-1.9cm" fo:margin-right="2cm" fo:text-align="center" fo:text-indent="2.9cm"/>
    </style:style>
    <style:style style:name="P8" style:family="paragraph">
      <style:paragraph-properties fo:text-align="center"/>
      <style:text-properties style:use-window-font-color="true" fo:font-size="6.5pt" style:font-size-asian="6.5pt" style:font-size-complex="6.5pt"/>
    </style:style>
    <style:style style:name="P9" style:family="paragraph">
      <style:paragraph-properties fo:text-align="center"/>
      <style:text-properties fo:font-size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6.5pt" style:font-size-asian="6.5pt" style:font-size-complex="6.5pt"/>
    </style:style>
    <style:style style:name="T3" style:family="text">
      <style:text-properties fo:color="#000000" fo:font-size="6.5pt" style:font-size-asian="6.5pt" style:font-size-complex="6.5pt"/>
    </style:style>
    <style:style style:name="T4" style:family="text">
      <style:text-properties style:use-window-font-color="true" fo:font-size="6.5pt" style:font-size-asian="6.5pt" style:font-size-complex="6.5pt"/>
    </style:style>
    <style:style style:name="T5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xml:id="id1" draw:id="id1" draw:layer="layout" svg:width="2.3cm" svg:height="1.2cm" svg:x="4.9cm" svg:y="11.8cm">
          <text:p text:style-name="P1">方法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7.2cm" svg:y1="12.4cm" svg:x2="10.136cm" svg:y2="8.925cm" draw:start-shape="id1" draw:start-glue-point="10" svg:d="M7200 12400c2578 0 1111-3475 2936-3475" svg:viewBox="0 0 2937 3476">
          <text:p/>
        </draw:connector>
        <draw:custom-shape draw:style-name="gr3" draw:text-style-name="P3" xml:id="id2" draw:id="id2" draw:layer="layout" svg:width="2.4cm" svg:height="0.9cm" svg:x="10.1cm" svg:y="8.5cm">
          <text:p text:style-name="P1"><text:span text:style-name="T1">串口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3" draw:id="id3" draw:layer="layout" svg:width="2.7cm" svg:height="1cm" svg:x="15cm" svg:y="6.5cm">
          <text:p text:style-name="P1"><text:span text:style-name="T1">输出方式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2.5cm" svg:y1="8.95cm" svg:x2="15cm" svg:y2="7cm" draw:start-shape="id2" draw:start-glue-point="10" draw:end-shape="id3" draw:end-glue-point="6" svg:d="M12500 8950c1876 0 627-1950 2500-1950" svg:viewBox="0 0 2501 1951">
          <text:p/>
        </draw:connector>
        <draw:custom-shape draw:style-name="gr5" draw:text-style-name="P3" xml:id="id4" draw:id="id4" draw:layer="layout" svg:width="2.9cm" svg:height="0.9cm" svg:x="14.9cm" svg:y="9.6cm">
          <text:p text:style-name="P1"><text:span text:style-name="T1">输入方式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2.5cm" svg:y1="8.95cm" svg:x2="14.9cm" svg:y2="10.05cm" draw:start-shape="id2" draw:start-glue-point="10" draw:end-shape="id4" draw:end-glue-point="6" svg:d="M12500 8950c1801 0 602 1100 2400 1100" svg:viewBox="0 0 2401 1101">
          <text:p/>
        </draw:connector>
        <draw:connector draw:style-name="gr2" draw:text-style-name="P2" draw:layer="layout" draw:type="curve" svg:x1="17.7cm" svg:y1="7cm" svg:x2="20.505cm" svg:y2="5.14cm" draw:start-shape="id3" draw:start-glue-point="10" svg:d="M17700 7000c2481 0 1079-1860 2805-1860" svg:viewBox="0 0 2806 1861">
          <text:p/>
        </draw:connector>
        <draw:custom-shape draw:style-name="gr6" draw:text-style-name="P3" draw:layer="layout" svg:width="3.1cm" svg:height="1.3cm" svg:x="20.4cm" svg:y="4.5cm">
          <text:p text:style-name="P1"><text:span text:style-name="T1">print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7.7cm" svg:y1="7cm" svg:x2="20.278cm" svg:y2="7.03cm" draw:start-shape="id3" draw:start-glue-point="10" svg:d="M17700 7000c2310 0 1021 30 2578 30" svg:viewBox="0 0 2579 31">
          <text:p/>
        </draw:connector>
        <draw:custom-shape draw:style-name="gr7" draw:text-style-name="P3" draw:layer="layout" svg:width="3.4cm" svg:height="1.3cm" svg:x="20.2cm" svg:y="6.4cm">
          <text:p text:style-name="P1"><text:span text:style-name="T1">ets_print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7.7cm" svg:y1="7cm" svg:x2="20.278cm" svg:y2="9.071cm" draw:start-shape="id3" draw:start-glue-point="10" svg:d="M17700 7000c2310 0 1021 2071 2578 2071" svg:viewBox="0 0 2579 2072">
          <text:p/>
        </draw:connector>
        <draw:custom-shape draw:style-name="gr8" draw:text-style-name="P3" draw:layer="layout" svg:width="3.2cm" svg:height="1.3cm" svg:x="20.3cm" svg:y="8.4cm">
          <text:p text:style-name="P1"><text:span text:style-name="T1">esp_lo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6.667cm" svg:height="1.509cm" draw:transform="skewX (0.0158824961931484) rotate (0.00296705972839036) translate (25.367cm 6.302cm)">
          <text:p text:style-name="P4"><text:span text:style-name="T2">打印字符串</text:span><text:span text:style-name="T2">到</text:span><text:span text:style-name="T2">uart</text:span><text:span text:style-name="T2">或其</text:span><text:span text:style-name="T2">他设备，类</text:span><text:span text:style-name="T2">似于</text:span><text:span text:style-name="T2">printf</text:span><text:span text:style-name="T2">，比</text:span><text:span text:style-name="T2">printf</text:span><text:span text:style-name="T2">简单。</text:span></text:p>
          <text:p text:style-name="P4"><text:span text:style-name="T2">   </text:span><text:span text:style-name="T2">*</text:span><text:span text:style-name="T2">无法打印</text:span><text:span text:style-name="T2">浮点数据格</text:span><text:span text:style-name="T2">式或长数据</text:span><text:span text:style-name="T2">格式。</text:span></text:p>
          <text:p text:style-name="P4"><text:span text:style-name="T2">   </text:span><text:span text:style-name="T2">*</text:span><text:span text:style-name="T2">所以我们</text:span><text:span text:style-name="T2">可能只在</text:span><text:span text:style-name="T2">ROM</text:span><text:span text:style-name="T2">中使用</text:span><text:span text:style-name="T2">它。</text:span></text:p>
          <draw:enhanced-geometry svg:viewBox="0 0 21600 21600" draw:mirror-horizontal="false" draw:mirror-vertical="false" draw:type="line-callout-2" draw:modifiers="-5652.66946610678 10184.9006622517 -3304.6431995617 7438.86255924171 -796.880623875225 8024.9006622516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0" draw:text-style-name="P6" draw:layer="layout" svg:width="6.649cm" svg:height="1.8cm" svg:x="25.351cm" svg:y="8.2cm">
          <text:p text:style-name="P1"><text:span text:style-name="T2">在</text:span><text:span text:style-name="T2">esp_log.h</text:span><text:span text:style-name="T2">头文件中，能够配置</text:span><text:span text:style-name="T2">log</text:span><text:span text:style-name="T2">日志。</text:span></text:p>
          <text:p text:style-name="P1"><text:span text:style-name="T2">日志等级有：错误，警告，信息，调试</text:span></text:p>
          <text:p text:style-name="P1"><text:span text:style-name="T2">和详细</text:span><text:span text:style-name="T2">(</text:span><text:span text:style-name="T2">详细度从最低到最高</text:span><text:span text:style-name="T2">)</text:span><text:span text:style-name="T2">。</text:span></text:p>
          <text:p text:style-name="P1"><text:span text:style-name="T3"><text:a xlink:href="https://docs.espressif.com/projects/esp-idf/" xlink:type="simple">https://docs.espressif.com/projects/esp-idf/</text:a></text:span></text:p>
          <text:p text:style-name="P1"><text:span text:style-name="T2">zh_CN/latest/api-reference/system/log.html?</text:span></text:p>
          <text:p text:style-name="P1"><text:span text:style-name="T2">highlight=esp_log_level_set</text:span></text:p>
          <draw:enhanced-geometry svg:viewBox="0 0 21600 21600" draw:mirror-horizontal="false" draw:type="line-callout-2" draw:modifiers="-6005.77443609023 9594.66962798446 -3600 4000 -812.03007518797 6644.3087173792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onnector draw:style-name="gr2" draw:text-style-name="P7" draw:layer="layout" draw:type="curve" svg:x1="7.2cm" svg:y1="12.4cm" svg:x2="9.922cm" svg:y2="12.392cm" draw:start-shape="id1" draw:start-glue-point="10" svg:d="M7200 12400c2418 0 1057-8 2722-8" svg:viewBox="0 0 2723 9">
          <text:p/>
        </draw:connector>
        <draw:custom-shape draw:style-name="gr3" draw:text-style-name="P1" xml:id="id5" draw:id="id5" draw:layer="layout" svg:width="2.4cm" svg:height="0.9cm" svg:x="9.9cm" svg:y="11.9cm">
          <text:p text:style-name="P1">GD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7" draw:layer="layout" draw:type="curve" svg:x1="12.3cm" svg:y1="12.35cm" svg:x2="14.523cm" svg:y2="13.7cm" draw:start-shape="id5" draw:start-glue-point="10" draw:end-shape="id6" draw:end-glue-point="6" svg:d="M12300 12350c1668 0 557 1350 2223 1350" svg:viewBox="0 0 2224 1351">
          <text:p/>
        </draw:connector>
        <draw:connector draw:style-name="gr2" draw:text-style-name="P2" draw:layer="layout" draw:type="curve" svg:x1="7.2cm" svg:y1="12.4cm" svg:x2="10.023cm" svg:y2="16cm" draw:start-shape="id1" draw:start-glue-point="10" draw:end-shape="id7" draw:end-glue-point="6" svg:d="M7200 12400c2118 0 707 3600 2823 3600" svg:viewBox="0 0 2824 3601">
          <text:p/>
        </draw:connector>
        <draw:custom-shape draw:style-name="gr11" draw:text-style-name="P3" xml:id="id7" draw:id="id7" draw:layer="layout" svg:width="2.6cm" svg:height="1cm" svg:x="10.023cm" svg:y="15.5cm">
          <text:p text:style-name="P1"><text:span text:style-name="T1">Core du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6.3cm" svg:height="1.9cm" svg:x="25.423cm" svg:y="3.8cm">
          <text:p text:style-name="P4"><text:span text:style-name="T2">不建议在 </text:span><text:span text:style-name="T2">ISR </text:span><text:span text:style-name="T2">中使用 </text:span><text:span text:style-name="T2">printf </text:span><text:span text:style-name="T2">和其余输出函数。出于调试</text:span></text:p>
          <text:p text:style-name="P4"><text:span text:style-name="T2">的目的，可以在</text:span><text:span text:style-name="T2">ISR </text:span><text:span text:style-name="T2">中使用 </text:span><text:span text:style-name="T2">ESP_EARLY_LOGx </text:span><text:span text:style-name="T2">来输</text:span></text:p>
          <text:p text:style-name="P4"><text:span text:style-name="T2">出日志，不过要确保将 </text:span><text:span text:style-name="T2">TAG </text:span><text:span text:style-name="T2">和格式字符串都放在了</text:span></text:p>
          <text:p text:style-name="P4"><text:span text:style-name="T2">DRAM </text:span><text:span text:style-name="T2">中。</text:span></text:p>
          <draw:enhanced-geometry svg:viewBox="0 0 21600 21600" draw:mirror-horizontal="false" draw:type="line-callout-2" draw:modifiers="-6578.3843834312 14441.6622830089 -4058.78431994922 9430.8258811152 -860.434851610856 6294.7922146238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onnector draw:style-name="gr2" draw:text-style-name="P2" draw:layer="layout" draw:type="curve" svg:x1="17.8cm" svg:y1="10.05cm" svg:x2="20.492cm" svg:y2="11.907cm" draw:start-shape="id4" draw:start-glue-point="10" svg:d="M17800 10050c2395 0 1050 1857 2692 1857" svg:viewBox="0 0 2693 1858">
          <text:p/>
        </draw:connector>
        <draw:custom-shape draw:style-name="gr13" draw:text-style-name="P3" draw:layer="layout" svg:width="3.3cm" svg:height="1cm" svg:x="20.523cm" svg:y="11.4cm">
          <text:p text:style-name="P1"><text:span text:style-name="T1">consol</text:span><text:span text:style-name="T1">终</text:span><text:span text:style-name="T1">端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8.2cm" svg:height="1.399cm" svg:x="25.323cm" svg:y="11.301cm">
          <text:p text:style-name="P1"><text:span text:style-name="T2">包含了开发基于</text:span><text:span text:style-name="T2">串口的交互式控</text:span><text:span text:style-name="T2">制终端所需要的</text:span><text:span text:style-name="T2">所有模块，主要</text:span><text:span text:style-name="T2">支持以下功能：</text:span></text:p>
          <text:p text:style-name="P1"><text:span text:style-name="T2">行编辑，由 </text:span><text:span text:style-name="T2">linenoise </text:span><text:span text:style-name="T2">库具体</text:span><text:span text:style-name="T2">实现，</text:span></text:p>
          <text:p text:style-name="P1"><text:span text:style-name="T2">参数解析，由 </text:span><text:span text:style-name="T2">argtable3 </text:span><text:span text:style-name="T2">库具体</text:span><text:span text:style-name="T2">实现，</text:span></text:p>
          <draw:enhanced-geometry svg:viewBox="0 0 21600 21600" draw:mirror-horizontal="false" draw:type="line-callout-2" draw:modifiers="-3942.83623948299 8948.57142857143 -2786.61297042077 5893.71428571429 -661.090110962078 8562.8571428571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5" draw:text-style-name="P8" xml:id="id6" draw:id="id6" draw:layer="layout" svg:width="8.6cm" svg:height="2.2cm" svg:x="14.523cm" svg:y="12.6cm">
          <text:p text:style-name="P1"><text:span text:style-name="T4"><text:a xlink:href="https://docs.espressif.com/projects/esp-idf/zh_CN/latest/api-guides/jtag-debugging/" xlink:type="simple">https://docs.espressif.com/projects/esp-idf/zh_CN/latest/api-guides/jtag-debugging/</text:a></text:span></text:p>
          <text:p text:style-name="P1"><text:span text:style-name="T4">debugging-examples.html#jtag-debugging-examples-command-li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2.623cm" svg:y1="16cm" svg:x2="15.686cm" svg:y2="16.839cm" draw:start-shape="id7" draw:start-glue-point="10" svg:d="M12623 16000c2674 0 1143 839 3063 839" svg:viewBox="0 0 3064 840">
          <text:p/>
        </draw:connector>
        <draw:custom-shape draw:style-name="gr16" draw:text-style-name="P1" draw:layer="layout" svg:width="8.6cm" svg:height="1.6cm" svg:x="15.723cm" svg:y="16.1cm">
          <text:p text:style-name="P1">info_corefile或dbg_corefile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4.9cm" svg:y1="12.4cm" svg:x2="0.745cm" svg:y2="8.996cm" draw:start-shape="id1" draw:start-glue-point="6" svg:d="M4900 12400c-3492 0-1415-3404-4155-3404" svg:viewBox="0 0 4156 3405">
          <text:p/>
        </draw:connector>
        <draw:custom-shape draw:style-name="gr17" draw:text-style-name="P1" xml:id="id8" draw:id="id8" draw:layer="layout" svg:width="3.8cm" svg:height="1.6cm" svg:x="-3.077cm" svg:y="8.2cm">
          <text:p text:style-name="P1">内存问题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4.9cm" svg:y1="12.4cm" svg:x2="0.608cm" svg:y2="15.081cm" draw:start-shape="id1" draw:start-glue-point="6" svg:d="M4900 12400c-3594 0-1448 2681-4292 2681" svg:viewBox="0 0 4293 2682">
          <text:p/>
        </draw:connector>
        <draw:custom-shape draw:style-name="gr18" draw:text-style-name="P1" draw:layer="layout" svg:width="3.877cm" svg:height="1.1cm" svg:x="-3.277cm" svg:y="14.5cm">
          <text:p text:style-name="P1">中断问题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-3.077cm" svg:y1="9cm" svg:x2="-6.686cm" svg:y2="6.278cm" draw:start-shape="id8" draw:start-glue-point="6" svg:d="M-3077 9000c-3081 0-1277-2722-3609-2722" svg:viewBox="0 0 3610 2723">
          <text:p/>
        </draw:connector>
        <draw:connector draw:style-name="gr2" draw:text-style-name="P2" draw:layer="layout" draw:type="curve" svg:x1="-3.077cm" svg:y1="9cm" svg:x2="-6.783cm" svg:y2="8.9cm" draw:start-shape="id8" draw:start-glue-point="6" svg:d="M-3077 9000c-3154 0-1302-100-3706-100" svg:viewBox="0 0 3707 101">
          <text:p/>
        </draw:connector>
        <draw:connector draw:style-name="gr2" draw:text-style-name="P2" draw:layer="layout" draw:type="curve" svg:x1="-3.077cm" svg:y1="9cm" svg:x2="-6.734cm" svg:y2="11.738cm" draw:start-shape="id8" draw:start-glue-point="6" svg:d="M-3077 9000c-3117 0-1289 2738-3657 2738" svg:viewBox="0 0 3658 2739">
          <text:p/>
        </draw:connector>
        <draw:custom-shape draw:style-name="gr19" draw:text-style-name="P3" draw:layer="layout" svg:width="3.1cm" svg:height="1cm" svg:x="-9.777cm" svg:y="5.7cm">
          <text:p text:style-name="P1"><text:span text:style-name="T1">内存泄露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3.2cm" svg:height="1.3cm" svg:x="-9.977cm" svg:y="8.2cm">
          <text:p text:style-name="P1"><text:span text:style-name="T1">Deap </text:span><text:span text:style-name="T1">corrup</text:span><text:span text:style-name="T1">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3.5cm" svg:height="1.2cm" svg:x="-10.177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默认">
        <draw:custom-shape draw:style-name="gr1" draw:text-style-name="P1" xml:id="id9" draw:id="id9" draw:layer="layout" svg:width="2.3cm" svg:height="1.2cm" svg:x="0.9cm" svg:y="9.4cm">
          <text:p text:style-name="P1">esp-id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draw:line-skew="-0.401cm" svg:x1="3.2cm" svg:y1="10cm" svg:x2="6.8cm" svg:y2="6.55cm" draw:start-shape="id9" draw:start-glue-point="10" draw:end-shape="id10" draw:end-glue-point="6" svg:d="M3200 10000c2100 0 300-3450 3600-3450" svg:viewBox="0 0 3601 3451">
          <text:p/>
        </draw:connector>
        <draw:custom-shape draw:style-name="gr21" draw:text-style-name="P3" xml:id="id10" draw:id="id10" draw:layer="layout" svg:width="3.2cm" svg:height="0.9cm" svg:x="6.8cm" svg:y="6.1cm">
          <text:p text:style-name="P1"><text:span text:style-name="T1">Esp-md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7" draw:layer="layout" draw:type="curve" svg:x1="3.2cm" svg:y1="10cm" svg:x2="6.6cm" svg:y2="9.95cm" draw:start-shape="id9" draw:start-glue-point="10" draw:end-shape="id11" draw:end-glue-point="6" svg:d="M3200 10000c2551 0 852-50 3400-50" svg:viewBox="0 0 3401 51">
          <text:p/>
        </draw:connector>
        <draw:custom-shape draw:style-name="gr22" draw:text-style-name="P9" xml:id="id11" draw:id="id11" draw:layer="layout" svg:width="3.1cm" svg:height="0.9cm" svg:x="6.6cm" svg:y="9.5cm">
          <text:p text:style-name="P1"><text:span text:style-name="T5">Esp-AD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3.2cm" svg:y1="10cm" svg:x2="6.023cm" svg:y2="13.6cm" draw:start-shape="id9" draw:start-glue-point="10" draw:end-shape="id12" draw:end-glue-point="6" svg:d="M3200 10000c2118 0 707 3600 2823 3600" svg:viewBox="0 0 2824 3601">
          <text:p/>
        </draw:connector>
        <draw:custom-shape draw:style-name="gr23" draw:text-style-name="P3" xml:id="id12" draw:id="id12" draw:layer="layout" svg:width="4.5cm" svg:height="1cm" svg:x="6.023cm" svg:y="13.1cm">
          <text:p text:style-name="P1"><text:span text:style-name="T1">Esp-iot-solu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3.2cm" svg:y1="10cm" svg:x2="6.6cm" svg:y2="12.2cm" draw:start-shape="id9" draw:start-glue-point="10" draw:end-shape="id13" draw:end-glue-point="6" svg:d="M3200 10000c2551 0 852 2200 3400 2200" svg:viewBox="0 0 3401 2201">
          <text:p/>
        </draw:connector>
        <draw:connector draw:style-name="gr2" draw:text-style-name="P2" draw:layer="layout" draw:type="curve" draw:line-skew="-0.146cm" svg:x1="3.2cm" svg:y1="10cm" svg:x2="6.54cm" svg:y2="8.175cm" draw:start-shape="id9" draw:start-glue-point="10" svg:d="M3200 10000c2662 0 993-1825 3340-1825" svg:viewBox="0 0 3341 1826">
          <text:p/>
        </draw:connector>
        <draw:custom-shape draw:style-name="gr24" draw:text-style-name="P3" draw:layer="layout" svg:width="3.7cm" svg:height="0.7cm" svg:x="6.6cm" svg:y="7.8cm">
          <text:p text:style-name="P1"><text:span text:style-name="T1">arduino-esp3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3" draw:id="id13" draw:layer="layout" svg:width="3.3cm" svg:height="0.8cm" svg:x="6.6cm" svg:y="11.8cm">
          <text:p text:style-name="P1"><text:span text:style-name="T1">Esp-fa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draw:line-skew="-0.562cm" svg:x1="3.2cm" svg:y1="10cm" svg:x2="5.971cm" svg:y2="15.134cm" draw:start-shape="id9" draw:start-glue-point="10" svg:d="M3200 10000c1612 0 227 5134 2771 5134" svg:viewBox="0 0 2772 5135">
          <text:p/>
        </draw:connector>
        <draw:custom-shape draw:style-name="gr26" draw:text-style-name="P3" draw:layer="layout" svg:width="4.4cm" svg:height="1.2cm" svg:x="6cm" svg:y="14.6cm">
          <text:p text:style-name="P1"><text:span text:style-name="T1">Esp-came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623cm" fo:margin-right="0.488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9T17:45:39.293121088</meta:creation-date>
    <dc:date>2019-11-15T12:07:16.462281390</dc:date>
    <meta:editing-duration>P1DT2H35M52S</meta:editing-duration>
    <meta:editing-cycles>14</meta:editing-cycles>
    <meta:generator>LibreOffice/5.1.6.2$Linux_X86_64 LibreOffice_project/10m0$Build-2</meta:generator>
    <meta:document-statistic meta:object-count="50"/>
  </office:meta>
</office:document-meta>
</file>